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18e123" officeooo:paragraph-rsid="0018e123"/>
    </style:style>
    <style:style style:name="P2" style:family="paragraph" style:parent-style-name="Standard">
      <style:text-properties officeooo:paragraph-rsid="001b701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1b701e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officeooo:paragraph-rsid="001b701e"/>
    </style:style>
    <style:style style:name="P5" style:family="paragraph" style:parent-style-name="Preformatted_20_Text">
      <style:paragraph-properties fo:margin-top="0cm" fo:margin-bottom="0.499cm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bash</text:p>
      <text:p text:style-name="Standard"/>
      <text:p text:style-name="Standard"># Array of disks and matching icons</text:p>
      <text:p text:style-name="Standard">DISKS=("/" "/home")</text:p>
      <text:p text:style-name="Standard">ICONS=("󰣇 " " ")</text:p>
      <text:p text:style-name="Standard"/>
      <text:p text:style-name="Standard"># Define a file to save current disk and format, and initialize if not found</text:p>
      <text:p text:style-name="Standard">DISKS_FILE="/tmp/dwmblocks_disk_info"</text:p>
      <text:p text:style-name="Standard">[ -f "$DISKS_FILE" ] || echo "0 0" &gt; "$DISKS_FILE"</text:p>
      <text:p text:style-name="Standard"/>
      <text:p text:style-name="Standard"># Read INDEX number and FORMAT number from the file</text:p>
      <text:p text:style-name="Standard">read INDEX FORMAT &lt; "$DISKS_FILE"</text:p>
      <text:p text:style-name="P1">typeset -a v=(1 2 3 4) <text:s text:c="2"/># linear algebra vector</text:p>
      <text:p text:style-name="P1">typeset -a M=(1 2 3 4 5 6) <text:s text:c="2"/># 2x3 matrix</text:p>
      <text:p text:style-name="P1"/>
      <text:p text:style-name="Standard"/>
      <text:p text:style-name="Standard"># Set the current disk and icon per INDEX #</text:p>
      <text:p text:style-name="Standard">CURRENT_DISK="${DISKS[$INDEX]}"</text:p>
      <text:p text:style-name="Standard">ICON="${ICONS[$INDEX]}"</text:p>
      <text:p text:style-name="Standard"/>
      <text:p text:style-name="P1"># Defining tempo from data structures from INDEX</text:p>
      <text:p text:style-name="P2">PERCENT=$(df -h "$CURRENT_DISK" | awk 'NR==2 {print $5}')</text:p>
      <text:p text:style-name="P2">SPACE=$(df -h "$CURRENT_DISK" | awk 'NR==2 {print $4}')</text:p>
      <text:p text:style-name="P1">tempo=0.5; for i in 0 1 2; do echo "v[$i]=${v[i]}"; sleep $tempo; done</text:p>
      <text:p text:style-name="Standard">tempo=0.5; for ((i=0;i&lt;ROWS;i++)); do for ((j=0;j&lt;COLS;j++)); do echo "M[$i,$j]=${M[i*COLS+j]}"; sleep $tempo; done; done</text:p>
      <text:p text:style-name="Standard">work=25 rest=5 tempo=0.3; while :; do for t in work rest; do for ((i=0;i&lt;${#v[@]};i++)); do echo "${v[i]}"; sleep $tempo; done; ((tempo+= t==work ? 0.02 : -0.02)); done; done</text:p>
      <text:p text:style-name="Standard"/>
      <text:p text:style-name="Standard"># Scroll up/down through disks array</text:p>
      <text:p text:style-name="Standard"># Left-click for notification with lsblk</text:p>
      <text:p text:style-name="Standard"># Middle-click to change format</text:p>
      <text:p text:style-name="Standard"># Modulo used to wrap around when it reaches end of disks array or format</text:p>
      <text:p text:style-name="Standard">case $BLOCK_BUTTON in</text:p>
      <text:p text:style-name="Standard"><text:tab/><text:tab/>1) notify-send -t 60000 "$(dysk --color no -c free+mp+use+size)" ;;</text:p>
      <text:p text:style-name="Standard"><text:tab/><text:tab/>3) echo "$INDEX $(( ($FORMAT + 1) % 2 ))" &gt; "$DISKS_FILE" ;;</text:p>
      <text:p text:style-name="Standard"><text:tab/><text:tab/>4) echo "$(( ($INDEX + 1) % ${#DISKS[@]} )) $FORMAT" &gt; "$DISKS_FILE" ;;</text:p>
      <text:p text:style-name="Standard"><text:tab/><text:tab/>5) echo "$(( ($INDEX - 1) % ${#DISKS[@]} )) $FORMAT" &gt; "$DISKS_FILE" ;;</text:p>
      <text:p text:style-name="Standard"><text:tab/><text:tab/>6) setsid -f "$TERMINAL" -e "$EDITOR" "$0" ;;</text:p>
      <text:p text:style-name="Standard">esac</text:p>
      <text:p text:style-name="Standard"/>
      <text:p text:style-name="Standard"># Send to bar</text:p>
      <text:p text:style-name="Standard">echo "$ICON$INFO"</text:p>
      <text:p text:style-name="P3"><text:span text:style-name="Source_20_Text">sudo pacman -S --noconfirm qemu-full virt-manager &amp;&amp; sudo usermod -aG libvirt $USER &amp;&amp; sudo systemctl enable --now libvirtd.socket</text:span></text:p>
      <text:p text:style-name="P3"><text:bookmark text:name="blob"/><text:span text:style-name="Source_20_Text">#include "util.h"</text:span></text:p>
      <text:p text:style-name="P4"><text:bookmark text:name="empty-setup-new-repo-echo"/>echo "# Pomodoro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branch -M main</text:p>
      <text:p text:style-name="Preformatted_20_Text">git remote add origin https://github.com/ZoRiceCooker/Pomodoro.git</text:p>
      <text:p text:style-name="P5"><text:soft-page-break/>git push -u origin main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a" fo:country="IE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a" fo:country="IE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05:36:04.200627585</meta:creation-date>
    <dc:date>2026-01-11T05:55:54.294682220</dc:date>
    <meta:editing-duration>PT8M11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2" meta:paragraph-count="42" meta:word-count="320" meta:character-count="1944" meta:non-whitespace-character-count="1657"/>
  </office:meta>
</office:document-meta>
</file>